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[.B1]^2" office:value-type="float" office:value="729" calcext:value-type="float">
            <text:p>729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B2]^2" office:value-type="float" office:value="1444" calcext:value-type="float">
            <text:p>1444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.5" calcext:value-type="float">
            <text:p>47,5</text:p>
          </table:table-cell>
          <table:table-cell table:formula="of:=[.B3]^2" office:value-type="float" office:value="2256.25" calcext:value-type="float">
            <text:p>2256,25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.5" calcext:value-type="float">
            <text:p>54,5</text:p>
          </table:table-cell>
          <table:table-cell table:formula="of:=[.B4]^2" office:value-type="float" office:value="2970.25" calcext:value-type="float">
            <text:p>2970,2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formula="of:=[.B5]^2" office:value-type="float" office:value="3721" calcext:value-type="float">
            <text:p>3721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.5" calcext:value-type="float">
            <text:p>67,5</text:p>
          </table:table-cell>
          <table:table-cell table:formula="of:=[.B6]^2" office:value-type="float" office:value="4556.25" calcext:value-type="float">
            <text:p>4556,2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.5" calcext:value-type="float">
            <text:p>72,5</text:p>
          </table:table-cell>
          <table:table-cell table:formula="of:=[.B7]^2" office:value-type="float" office:value="5256.25" calcext:value-type="float">
            <text:p>5256,2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5" calcext:value-type="float">
            <text:p>77,5</text:p>
          </table:table-cell>
          <table:table-cell table:formula="of:=[.B8]^2" office:value-type="float" office:value="6006.25" calcext:value-type="float">
            <text:p>6006,2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table:formula="of:=[.B9]^2" office:value-type="float" office:value="6724" calcext:value-type="float">
            <text:p>6724</text:p>
          </table:table-cell>
          <table:table-cell table:number-columns-repeated="11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7.5" calcext:value-type="float">
            <text:p>47,5</text:p>
          </table:table-cell>
          <table:table-cell office:value-type="float" office:value="54.5" calcext:value-type="float">
            <text:p>54,5</text:p>
          </table:table-cell>
          <table:table-cell office:value-type="float" office:value="61" calcext:value-type="float">
            <text:p>61</text:p>
          </table:table-cell>
          <table:table-cell office:value-type="float" office:value="67.5" calcext:value-type="float">
            <text:p>67,5</text:p>
          </table:table-cell>
          <table:table-cell office:value-type="float" office:value="72.5" calcext:value-type="float">
            <text:p>72,5</text:p>
          </table:table-cell>
          <table:table-cell office:value-type="float" office:value="77.5" calcext:value-type="float">
            <text:p>77,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5"/>
          <table:table-cell table:formula="of:=[.F14]^2" office:value-type="float" office:value="729" calcext:value-type="float">
            <text:p>729</text:p>
          </table:table-cell>
          <table:table-cell table:formula="of:=[.G14]^2" office:value-type="float" office:value="1444" calcext:value-type="float">
            <text:p>1444</text:p>
          </table:table-cell>
          <table:table-cell table:formula="of:=[.H14]^2" office:value-type="float" office:value="2256.25" calcext:value-type="float">
            <text:p>2256,25</text:p>
          </table:table-cell>
          <table:table-cell table:formula="of:=[.I14]^2" office:value-type="float" office:value="2970.25" calcext:value-type="float">
            <text:p>2970,25</text:p>
          </table:table-cell>
          <table:table-cell table:formula="of:=[.J14]^2" office:value-type="float" office:value="3721" calcext:value-type="float">
            <text:p>3721</text:p>
          </table:table-cell>
          <table:table-cell table:formula="of:=[.K14]^2" office:value-type="float" office:value="4556.25" calcext:value-type="float">
            <text:p>4556,25</text:p>
          </table:table-cell>
          <table:table-cell table:formula="of:=[.L14]^2" office:value-type="float" office:value="5256.25" calcext:value-type="float">
            <text:p>5256,25</text:p>
          </table:table-cell>
          <table:table-cell table:formula="of:=[.M14]^2" office:value-type="float" office:value="6006.25" calcext:value-type="float">
            <text:p>6006,25</text:p>
          </table:table-cell>
          <table:table-cell table:formula="of:=[.N14]^2" office:value-type="float" office:value="6724" calcext:value-type="float">
            <text:p>67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2:19:27.933369459</meta:creation-date>
    <dc:date>2022-05-05T12:25:51.292374678</dc:date>
    <meta:editing-duration>PT6M24S</meta:editing-duration>
    <meta:editing-cycles>1</meta:editing-cycles>
    <meta:document-statistic meta:table-count="1" meta:cell-count="54" meta:object-count="0"/>
    <meta:generator>LibreOffice/6.4.7.2$Linux_X86_64 LibreOffice_project/40$Build-2</meta:generator>
  </office:meta>
</office:document-meta>
</file>